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04cm"/>
    </style:style>
    <style:style style:name="co3" style:family="table-column">
      <style:table-column-properties fo:break-before="auto" style:column-width="4.523cm"/>
    </style:style>
    <style:style style:name="co4" style:family="table-column">
      <style:table-column-properties fo:break-before="auto" style:column-width="3.182cm"/>
    </style:style>
    <style:style style:name="co5" style:family="table-column">
      <style:table-column-properties fo:break-before="auto" style:column-width="3.4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dee7e5"/>
    </style:style>
    <style:style style:name="ce3" style:family="table-cell" style:parent-style-name="Default">
      <style:table-cell-properties fo:background-color="#bbe33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Время работы программы" draw:style-name="gr1" draw:text-style-name="P1" svg:width="16.005cm" svg:height="9.005cm" svg:x="0.192cm" svg:y="0.186cm">
            <draw:object draw:notify-on-update-of-ranges="Sheet1.F2:Sheet1.F2 Sheet1.G2:Sheet1.K2 Sheet1.F3:Sheet1.F3 Sheet1.G3:Sheet1.K3 Sheet1.F4:Sheet1.F4 Sheet1.G4:Sheet1.K4 Sheet1.F6:Sheet1.F6 Sheet1.G6:Sheet1.K6 Sheet1.F7:Sheet1.F7 Sheet1.G7:Sheet1.K7 Sheet1.F9:Sheet1.F9 Sheet1.G9:Sheet1.K9 Sheet1.F10:Sheet1.F10 Sheet1.G10:Sheet1.K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5cm" svg:height="9.004cm" svg:x="0.137cm" svg:y="10.466cm">
            <draw:object draw:notify-on-update-of-ranges="Sheet1.F13:Sheet1.F13 Sheet1.G13:Sheet1.K13 Sheet1.F14:Sheet1.F14 Sheet1.G14:Sheet1.K14 Sheet1.F15:Sheet1.F15 Sheet1.G15:Sheet1.K15 Sheet1.F17:Sheet1.F17 Sheet1.G17:Sheet1.K17 Sheet1.F18:Sheet1.F18 Sheet1.G18:Sheet1.K18 Sheet1.F20:Sheet1.F20 Sheet1.G20:Sheet1.K20 Sheet1.F21:Sheet1.F21 Sheet1.G21:Sheet1.K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5cm" svg:height="9.005cm" svg:x="0.467cm" svg:y="20.825cm">
            <draw:object draw:notify-on-update-of-ranges="Sheet1.F23:Sheet1.F23 Sheet1.G23:Sheet1.K23 Sheet1.F24:Sheet1.F24 Sheet1.G24:Sheet1.K24 Sheet1.F25:Sheet1.F25 Sheet1.G25:Sheet1.K25 Sheet1.F27:Sheet1.F27 Sheet1.G27:Sheet1.K27 Sheet1.F28:Sheet1.F28 Sheet1.G28:Sheet1.K28 Sheet1.F30:Sheet1.F30 Sheet1.G30:Sheet1.K30 Sheet1.F31:Sheet1.F31 Sheet1.G31:Sheet1.K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1"/>
        <table:table-column table:style-name="co1" table:number-columns-repeated="5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nom_time_random</text:p>
          </table:table-cell>
          <table:table-cell office:value-type="float" office:value="50" calcext:value-type="float">
            <text:p>50</text:p>
          </table:table-cell>
          <table:table-cell office:value-type="float" office:value="4853" calcext:value-type="float">
            <text:p>4853</text:p>
          </table:table-cell>
          <table:table-cell office:value-type="float" office:value="778578" calcext:value-type="float">
            <text:p>778578</text:p>
          </table:table-cell>
          <table:table-cell office:value-type="float" office:value="2398544" calcext:value-type="float">
            <text:p>2398544</text:p>
          </table:table-cell>
          <table:table-cell office:value-type="float" office:value="8818568" calcext:value-type="float">
            <text:p>881856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ake_time_random</text:p>
          </table:table-cell>
          <table:table-cell office:value-type="float" office:value="59" calcext:value-type="float">
            <text:p>59</text:p>
          </table:table-cell>
          <table:table-cell office:value-type="float" office:value="10490" calcext:value-type="float">
            <text:p>10490</text:p>
          </table:table-cell>
          <table:table-cell office:value-type="float" office:value="741125" calcext:value-type="float">
            <text:p>741125</text:p>
          </table:table-cell>
          <table:table-cell office:value-type="float" office:value="2755359" calcext:value-type="float">
            <text:p>2755359</text:p>
          </table:table-cell>
          <table:table-cell office:value-type="float" office:value="11402305" calcext:value-type="float">
            <text:p>1140230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gnom_time_bad</text:p>
          </table:table-cell>
          <table:table-cell office:value-type="float" office:value="87" calcext:value-type="float">
            <text:p>87</text:p>
          </table:table-cell>
          <table:table-cell office:value-type="float" office:value="8981" calcext:value-type="float">
            <text:p>8981</text:p>
          </table:table-cell>
          <table:table-cell office:value-type="float" office:value="915970" calcext:value-type="float">
            <text:p>915970</text:p>
          </table:table-cell>
          <table:table-cell office:value-type="float" office:value="4549922" calcext:value-type="float">
            <text:p>4549922</text:p>
          </table:table-cell>
          <table:table-cell office:value-type="float" office:value="17938127" calcext:value-type="float">
            <text:p>1793812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ake_time_bad</text:p>
          </table:table-cell>
          <table:table-cell office:value-type="float" office:value="77" calcext:value-type="float">
            <text:p>77</text:p>
          </table:table-cell>
          <table:table-cell office:value-type="float" office:value="7746" calcext:value-type="float">
            <text:p>7746</text:p>
          </table:table-cell>
          <table:table-cell office:value-type="float" office:value="1161236" calcext:value-type="float">
            <text:p>1161236</text:p>
          </table:table-cell>
          <table:table-cell office:value-type="float" office:value="3952010" calcext:value-type="float">
            <text:p>3952010</text:p>
          </table:table-cell>
          <table:table-cell office:value-type="float" office:value="16696249" calcext:value-type="float">
            <text:p>1669624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gnom_time_goo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float" office:value="239" calcext:value-type="float">
            <text:p>239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ake_time_good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407" calcext:value-type="float">
            <text:p>407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gnom_swap_random</text:p>
          </table:table-cell>
          <table:table-cell office:value-type="float" office:value="2744" calcext:value-type="float">
            <text:p>2744</text:p>
          </table:table-cell>
          <table:table-cell office:value-type="float" office:value="259576" calcext:value-type="float">
            <text:p>259576</text:p>
          </table:table-cell>
          <table:table-cell office:value-type="float" office:value="25284966" calcext:value-type="float">
            <text:p>25284966</text:p>
          </table:table-cell>
          <table:table-cell office:value-type="float" office:value="101347050" calcext:value-type="float">
            <text:p>101347050</text:p>
          </table:table-cell>
          <table:table-cell office:value-type="float" office:value="403312771" calcext:value-type="float">
            <text:p>403312771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shake_swap_random</text:p>
          </table:table-cell>
          <table:table-cell office:value-type="float" office:value="2688" calcext:value-type="float">
            <text:p>2688</text:p>
          </table:table-cell>
          <table:table-cell office:value-type="float" office:value="254598" calcext:value-type="float">
            <text:p>254598</text:p>
          </table:table-cell>
          <table:table-cell office:value-type="float" office:value="24784971" calcext:value-type="float">
            <text:p>24784971</text:p>
          </table:table-cell>
          <table:table-cell office:value-type="float" office:value="99346788" calcext:value-type="float">
            <text:p>99346788</text:p>
          </table:table-cell>
          <table:table-cell office:value-type="float" office:value="395308319" calcext:value-type="float">
            <text:p>395308319</text:p>
          </table:table-cell>
        </table:table-row>
        <table:table-row table:style-name="ro1">
          <table:table-cell table:number-columns-repeated="5"/>
          <table:table-cell table:style-name="ce2"/>
          <table:table-cell table:number-columns-repeated="5"/>
        </table:table-row>
        <table:table-row table:style-name="ro1">
          <table:table-cell table:number-columns-repeated="5"/>
          <table:table-cell table:style-name="ce2" office:value-type="string" calcext:value-type="string">
            <text:p>gnom_swap_bad</text:p>
          </table:table-cell>
          <table:table-cell office:value-type="float" office:value="4950" calcext:value-type="float">
            <text:p>4950</text:p>
          </table:table-cell>
          <table:table-cell office:value-type="float" office:value="499500" calcext:value-type="float">
            <text:p>499500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199990000" calcext:value-type="float">
            <text:p>199990000</text:p>
          </table:table-cell>
          <table:table-cell office:value-type="float" office:value="799980000" calcext:value-type="float">
            <text:p>799980000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shake_swap_bad</text:p>
          </table:table-cell>
          <table:table-cell office:value-type="float" office:value="4950" calcext:value-type="float">
            <text:p>4950</text:p>
          </table:table-cell>
          <table:table-cell office:value-type="float" office:value="499500" calcext:value-type="float">
            <text:p>499500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199990000" calcext:value-type="float">
            <text:p>199990000</text:p>
          </table:table-cell>
          <table:table-cell office:value-type="float" office:value="799980000" calcext:value-type="float">
            <text:p>799980000</text:p>
          </table:table-cell>
        </table:table-row>
        <table:table-row table:style-name="ro1">
          <table:table-cell table:number-columns-repeated="5"/>
          <table:table-cell table:style-name="ce2"/>
          <table:table-cell table:number-columns-repeated="5"/>
        </table:table-row>
        <table:table-row table:style-name="ro1">
          <table:table-cell table:number-columns-repeated="5"/>
          <table:table-cell table:style-name="ce2" office:value-type="string" calcext:value-type="string">
            <text:p>gnom_swap_good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shake_swap_good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count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gnom_if_random</text:p>
          </table:table-cell>
          <table:table-cell office:value-type="float" office:value="5584" calcext:value-type="float">
            <text:p>5584</text:p>
          </table:table-cell>
          <table:table-cell office:value-type="float" office:value="520135" calcext:value-type="float">
            <text:p>520135</text:p>
          </table:table-cell>
          <table:table-cell office:value-type="float" office:value="50579824" calcext:value-type="float">
            <text:p>50579824</text:p>
          </table:table-cell>
          <table:table-cell office:value-type="float" office:value="202713882" calcext:value-type="float">
            <text:p>202713882</text:p>
          </table:table-cell>
          <table:table-cell office:value-type="float" office:value="806665168" calcext:value-type="float">
            <text:p>806665168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shake_if_random</text:p>
          </table:table-cell>
          <table:table-cell office:value-type="float" office:value="3620" calcext:value-type="float">
            <text:p>3620</text:p>
          </table:table-cell>
          <table:table-cell office:value-type="float" office:value="339785" calcext:value-type="float">
            <text:p>339785</text:p>
          </table:table-cell>
          <table:table-cell office:value-type="float" office:value="33268265" calcext:value-type="float">
            <text:p>33268265</text:p>
          </table:table-cell>
          <table:table-cell office:value-type="float" office:value="133490796" calcext:value-type="float">
            <text:p>133490796</text:p>
          </table:table-cell>
          <table:table-cell office:value-type="float" office:value="530600471" calcext:value-type="float">
            <text:p>530600471</text:p>
          </table:table-cell>
        </table:table-row>
        <table:table-row table:style-name="ro1">
          <table:table-cell table:number-columns-repeated="5"/>
          <table:table-cell table:style-name="ce3"/>
          <table:table-cell table:number-columns-repeated="5"/>
        </table:table-row>
        <table:table-row table:style-name="ro1">
          <table:table-cell table:number-columns-repeated="5"/>
          <table:table-cell table:style-name="ce3" office:value-type="string" calcext:value-type="string">
            <text:p>gnom_if_bad</text:p>
          </table:table-cell>
          <table:table-cell office:value-type="float" office:value="9900" calcext:value-type="float">
            <text:p>9900</text:p>
          </table:table-cell>
          <table:table-cell office:value-type="float" office:value="999000" calcext:value-type="float">
            <text:p>999000</text:p>
          </table:table-cell>
          <table:table-cell office:value-type="float" office:value="99990000" calcext:value-type="float">
            <text:p>99990000</text:p>
          </table:table-cell>
          <table:table-cell office:value-type="float" office:value="399980000" calcext:value-type="float">
            <text:p>399980000</text:p>
          </table:table-cell>
          <table:table-cell office:value-type="float" office:value="1599960000" calcext:value-type="float">
            <text:p>1599960000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shake_if_bad</text:p>
          </table:table-cell>
          <table:table-cell office:value-type="float" office:value="4950" calcext:value-type="float">
            <text:p>4950</text:p>
          </table:table-cell>
          <table:table-cell office:value-type="float" office:value="499500" calcext:value-type="float">
            <text:p>499500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199990000" calcext:value-type="float">
            <text:p>199990000</text:p>
          </table:table-cell>
          <table:table-cell office:value-type="float" office:value="799980000" calcext:value-type="float">
            <text:p>799980000</text:p>
          </table:table-cell>
        </table:table-row>
        <table:table-row table:style-name="ro1">
          <table:table-cell table:number-columns-repeated="5"/>
          <table:table-cell table:style-name="ce3"/>
          <table:table-cell table:number-columns-repeated="5"/>
        </table:table-row>
        <table:table-row table:style-name="ro1">
          <table:table-cell table:number-columns-repeated="5"/>
          <table:table-cell table:style-name="ce3" office:value-type="string" calcext:value-type="string">
            <text:p>gnom_if_good</text:p>
          </table:table-cell>
          <table:table-cell office:value-type="float" office:value="99" calcext:value-type="float">
            <text:p>99</text:p>
          </table:table-cell>
          <table:table-cell office:value-type="float" office:value="999" calcext:value-type="float">
            <text:p>999</text:p>
          </table:table-cell>
          <table:table-cell office:value-type="float" office:value="9999" calcext:value-type="float">
            <text:p>9999</text:p>
          </table:table-cell>
          <table:table-cell office:value-type="float" office:value="19999" calcext:value-type="float">
            <text:p>19999</text:p>
          </table:table-cell>
          <table:table-cell office:value-type="float" office:value="39999" calcext:value-type="float">
            <text:p>39999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shake_if_good</text:p>
          </table:table-cell>
          <table:table-cell office:value-type="float" office:value="198" calcext:value-type="float">
            <text:p>198</text:p>
          </table:table-cell>
          <table:table-cell office:value-type="float" office:value="1998" calcext:value-type="float">
            <text:p>1998</text:p>
          </table:table-cell>
          <table:table-cell office:value-type="float" office:value="19998" calcext:value-type="float">
            <text:p>19998</text:p>
          </table:table-cell>
          <table:table-cell office:value-type="float" office:value="39998" calcext:value-type="float">
            <text:p>39998</text:p>
          </table:table-cell>
          <table:table-cell office:value-type="float" office:value="79998" calcext:value-type="float">
            <text:p>799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ru" fo:country="RU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Nimbus Roman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9T15:44:42.875918127</meta:creation-date>
    <dc:date>2022-12-09T16:10:31.403453208</dc:date>
    <meta:editing-duration>PT25M50S</meta:editing-duration>
    <meta:editing-cycles>1</meta:editing-cycles>
    <meta:document-statistic meta:table-count="1" meta:cell-count="126" meta:object-count="3"/>
    <meta:generator>LibreOffice/7.4.3.2$Linux_X86_64 LibreOffice_project/4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title svg:x="5.221cm" svg:y="0.315cm" chart:style-name="ch2">
          <text:p>Время работы программы</text:p>
        </chart:title>
        <chart:legend chart:legend-position="end" svg:x="11.566cm" svg:y="3.118cm" style:legend-expansion="high" chart:style-name="ch3"/>
        <chart:plot-area chart:style-name="ch4" table:cell-range-address="Sheet1.F2:Sheet1.K4 Sheet1.F6:Sheet1.K7 Sheet1.F9:Sheet1.K10" chart:data-source-has-labels="both" svg:x="1.279cm" svg:y="1.222cm" svg:width="9.967cm" svg:height="6.675cm">
          <chart:coordinate-region svg:x="3.012cm" svg:y="1.395cm" svg:width="7.769cm" svg:height="5.908cm"/>
          <chart:axis chart:dimension="x" chart:name="primary-x" chart:style-name="ch5" chartooo:axis-type="auto">
            <chartooo:date-scale/>
            <chart:title svg:x="4.988cm" svg:y="8.077cm" chart:style-name="ch6">
              <text:p>Размер массива</text:p>
            </chart:title>
            <chart:categories table:cell-range-address="Sheet1.G2:Sheet1.K2"/>
          </chart:axis>
          <chart:axis chart:dimension="y" chart:name="primary-y" chart:style-name="ch5">
            <chart:title svg:x="0.451cm" svg:y="5.106cm" chart:style-name="ch7">
              <text:p>Время</text:p>
            </chart:title>
            <chart:grid chart:style-name="ch8" chart:class="major"/>
          </chart:axis>
          <chart:series chart:style-name="ch9" chart:values-cell-range-address="Sheet1.G3:Sheet1.K3" chart:label-cell-address="Sheet1.F3:Sheet1.F3" chart:class="chart:line">
            <chart:data-point chart:repeated="5"/>
          </chart:series>
          <chart:series chart:style-name="ch10" chart:values-cell-range-address="Sheet1.G4:Sheet1.K4" chart:label-cell-address="Sheet1.F4:Sheet1.F4" chart:class="chart:line">
            <chart:data-point chart:repeated="5"/>
          </chart:series>
          <chart:series chart:style-name="ch11" chart:values-cell-range-address="Sheet1.G6:Sheet1.K6" chart:label-cell-address="Sheet1.F6:Sheet1.F6" chart:class="chart:line">
            <chart:data-point chart:repeated="5"/>
          </chart:series>
          <chart:series chart:style-name="ch12" chart:values-cell-range-address="Sheet1.G7:Sheet1.K7" chart:label-cell-address="Sheet1.F7:Sheet1.F7" chart:class="chart:line">
            <chart:data-point chart:repeated="5"/>
          </chart:series>
          <chart:series chart:style-name="ch13" chart:values-cell-range-address="Sheet1.G9:Sheet1.K9" chart:label-cell-address="Sheet1.F9:Sheet1.F9" chart:class="chart:line">
            <chart:data-point chart:repeated="5"/>
          </chart:series>
          <chart:series chart:style-name="ch14" chart:values-cell-range-address="Sheet1.G10:Sheet1.K10" chart:label-cell-address="Sheet1.F10:Sheet1.F10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G2:Sheet1.K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40000">
                <text:p>40000</text:p>
              </table:table-cell>
            </table:table-row>
          </table:table-header-rows>
          <table:table-rows>
            <table:table-row>
              <table:table-cell office:value-type="string">
                <text:p>gnom_time_random</text:p>
                <draw:g>
                  <svg:desc>Sheet1.F3:Sheet1.F3</svg:desc>
                </draw:g>
              </table:table-cell>
              <table:table-cell office:value-type="float" office:value="50">
                <text:p>50</text:p>
                <draw:g>
                  <svg:desc>Sheet1.G3:Sheet1.K3</svg:desc>
                </draw:g>
              </table:table-cell>
              <table:table-cell office:value-type="float" office:value="4853">
                <text:p>4853</text:p>
              </table:table-cell>
              <table:table-cell office:value-type="float" office:value="778578">
                <text:p>778578</text:p>
              </table:table-cell>
              <table:table-cell office:value-type="float" office:value="2398544">
                <text:p>2398544</text:p>
              </table:table-cell>
              <table:table-cell office:value-type="float" office:value="8818568">
                <text:p>8818568</text:p>
              </table:table-cell>
            </table:table-row>
            <table:table-row>
              <table:table-cell office:value-type="string">
                <text:p>shake_time_random</text:p>
                <draw:g>
                  <svg:desc>Sheet1.F4:Sheet1.F4</svg:desc>
                </draw:g>
              </table:table-cell>
              <table:table-cell office:value-type="float" office:value="59">
                <text:p>59</text:p>
                <draw:g>
                  <svg:desc>Sheet1.G4:Sheet1.K4</svg:desc>
                </draw:g>
              </table:table-cell>
              <table:table-cell office:value-type="float" office:value="10490">
                <text:p>10490</text:p>
              </table:table-cell>
              <table:table-cell office:value-type="float" office:value="741125">
                <text:p>741125</text:p>
              </table:table-cell>
              <table:table-cell office:value-type="float" office:value="2755359">
                <text:p>2755359</text:p>
              </table:table-cell>
              <table:table-cell office:value-type="float" office:value="11402305">
                <text:p>11402305</text:p>
              </table:table-cell>
            </table:table-row>
            <table:table-row>
              <table:table-cell office:value-type="string">
                <text:p>gnom_time_bad</text:p>
                <draw:g>
                  <svg:desc>Sheet1.F6:Sheet1.F6</svg:desc>
                </draw:g>
              </table:table-cell>
              <table:table-cell office:value-type="float" office:value="87">
                <text:p>87</text:p>
                <draw:g>
                  <svg:desc>Sheet1.G6:Sheet1.K6</svg:desc>
                </draw:g>
              </table:table-cell>
              <table:table-cell office:value-type="float" office:value="8981">
                <text:p>8981</text:p>
              </table:table-cell>
              <table:table-cell office:value-type="float" office:value="915970">
                <text:p>915970</text:p>
              </table:table-cell>
              <table:table-cell office:value-type="float" office:value="4549922">
                <text:p>4549922</text:p>
              </table:table-cell>
              <table:table-cell office:value-type="float" office:value="17938127">
                <text:p>17938127</text:p>
              </table:table-cell>
            </table:table-row>
            <table:table-row>
              <table:table-cell office:value-type="string">
                <text:p>shake_time_bad</text:p>
                <draw:g>
                  <svg:desc>Sheet1.F7:Sheet1.F7</svg:desc>
                </draw:g>
              </table:table-cell>
              <table:table-cell office:value-type="float" office:value="77">
                <text:p>77</text:p>
                <draw:g>
                  <svg:desc>Sheet1.G7:Sheet1.K7</svg:desc>
                </draw:g>
              </table:table-cell>
              <table:table-cell office:value-type="float" office:value="7746">
                <text:p>7746</text:p>
              </table:table-cell>
              <table:table-cell office:value-type="float" office:value="1161236">
                <text:p>1161236</text:p>
              </table:table-cell>
              <table:table-cell office:value-type="float" office:value="3952010">
                <text:p>3952010</text:p>
              </table:table-cell>
              <table:table-cell office:value-type="float" office:value="16696249">
                <text:p>16696249</text:p>
              </table:table-cell>
            </table:table-row>
            <table:table-row>
              <table:table-cell office:value-type="string">
                <text:p>gnom_time_good</text:p>
                <draw:g>
                  <svg:desc>Sheet1.F9:Sheet1.F9</svg:desc>
                </draw:g>
              </table:table-cell>
              <table:table-cell office:value-type="float" office:value="1">
                <text:p>1</text:p>
                <draw:g>
                  <svg:desc>Sheet1.G9:Sheet1.K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6">
                <text:p>106</text:p>
              </table:table-cell>
              <table:table-cell office:value-type="float" office:value="239">
                <text:p>239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shake_time_good</text:p>
                <draw:g>
                  <svg:desc>Sheet1.F10:Sheet1.F10</svg:desc>
                </draw:g>
              </table:table-cell>
              <table:table-cell office:value-type="float" office:value="1">
                <text:p>1</text:p>
                <draw:g>
                  <svg:desc>Sheet1.G10:Sheet1.K10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6">
                <text:p>166</text:p>
              </table:table-cell>
              <table:table-cell office:value-type="float" office:value="407">
                <text:p>407</text:p>
              </table:table-cell>
              <table:table-cell office:value-type="float" office:value="640">
                <text:p>6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line" chart:style-name="ch1">
        <chart:title svg:x="5.247cm" svg:y="0.315cm" chart:style-name="ch2">
          <text:p>Количество перестановок</text:p>
        </chart:title>
        <chart:legend chart:legend-position="end" svg:x="11.434cm" svg:y="3.117cm" style:legend-expansion="high" chart:style-name="ch3"/>
        <chart:plot-area chart:style-name="ch4" table:cell-range-address="Sheet1.F13:Sheet1.K15 Sheet1.F17:Sheet1.K18 Sheet1.F20:Sheet1.K21" chart:data-source-has-labels="both" svg:x="1.279cm" svg:y="1.222cm" svg:width="9.835cm" svg:height="6.674cm">
          <chart:coordinate-region svg:x="3.197cm" svg:y="1.395cm" svg:width="7.452cm" svg:height="5.907cm"/>
          <chart:axis chart:dimension="x" chart:name="primary-x" chart:style-name="ch5" chartooo:axis-type="auto">
            <chartooo:date-scale/>
            <chart:title svg:x="4.922cm" svg:y="8.076cm" chart:style-name="ch6">
              <text:p>Размер массива</text:p>
            </chart:title>
            <chart:categories table:cell-range-address="Sheet1.G13:Sheet1.K13"/>
          </chart:axis>
          <chart:axis chart:dimension="y" chart:name="primary-y" chart:style-name="ch5">
            <chart:title svg:x="0.451cm" svg:y="5.476cm" chart:style-name="ch7">
              <text:p>Количество</text:p>
            </chart:title>
            <chart:grid chart:style-name="ch8" chart:class="major"/>
          </chart:axis>
          <chart:series chart:style-name="ch9" chart:values-cell-range-address="Sheet1.G14:Sheet1.K14" chart:label-cell-address="Sheet1.F14:Sheet1.F14" chart:class="chart:line">
            <chart:data-point chart:repeated="5"/>
          </chart:series>
          <chart:series chart:style-name="ch10" chart:values-cell-range-address="Sheet1.G15:Sheet1.K15" chart:label-cell-address="Sheet1.F15:Sheet1.F15" chart:class="chart:line">
            <chart:data-point chart:repeated="5"/>
          </chart:series>
          <chart:series chart:style-name="ch11" chart:values-cell-range-address="Sheet1.G17:Sheet1.K17" chart:label-cell-address="Sheet1.F17:Sheet1.F17" chart:class="chart:line">
            <chart:data-point chart:repeated="5"/>
          </chart:series>
          <chart:series chart:style-name="ch12" chart:values-cell-range-address="Sheet1.G18:Sheet1.K18" chart:label-cell-address="Sheet1.F18:Sheet1.F18" chart:class="chart:line">
            <chart:data-point chart:repeated="5"/>
          </chart:series>
          <chart:series chart:style-name="ch13" chart:values-cell-range-address="Sheet1.G20:Sheet1.K20" chart:label-cell-address="Sheet1.F20:Sheet1.F20" chart:class="chart:line">
            <chart:data-point chart:repeated="5"/>
          </chart:series>
          <chart:series chart:style-name="ch14" chart:values-cell-range-address="Sheet1.G21:Sheet1.K21" chart:label-cell-address="Sheet1.F21:Sheet1.F2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G13:Sheet1.K13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40000">
                <text:p>40000</text:p>
              </table:table-cell>
            </table:table-row>
          </table:table-header-rows>
          <table:table-rows>
            <table:table-row>
              <table:table-cell office:value-type="string">
                <text:p>gnom_swap_random</text:p>
                <draw:g>
                  <svg:desc>Sheet1.F14:Sheet1.F14</svg:desc>
                </draw:g>
              </table:table-cell>
              <table:table-cell office:value-type="float" office:value="2744">
                <text:p>2744</text:p>
                <draw:g>
                  <svg:desc>Sheet1.G14:Sheet1.K14</svg:desc>
                </draw:g>
              </table:table-cell>
              <table:table-cell office:value-type="float" office:value="259576">
                <text:p>259576</text:p>
              </table:table-cell>
              <table:table-cell office:value-type="float" office:value="25284966">
                <text:p>25284966</text:p>
              </table:table-cell>
              <table:table-cell office:value-type="float" office:value="101347050">
                <text:p>101347050</text:p>
              </table:table-cell>
              <table:table-cell office:value-type="float" office:value="403312771">
                <text:p>403312771</text:p>
              </table:table-cell>
            </table:table-row>
            <table:table-row>
              <table:table-cell office:value-type="string">
                <text:p>shake_swap_random</text:p>
                <draw:g>
                  <svg:desc>Sheet1.F15:Sheet1.F15</svg:desc>
                </draw:g>
              </table:table-cell>
              <table:table-cell office:value-type="float" office:value="2688">
                <text:p>2688</text:p>
                <draw:g>
                  <svg:desc>Sheet1.G15:Sheet1.K15</svg:desc>
                </draw:g>
              </table:table-cell>
              <table:table-cell office:value-type="float" office:value="254598">
                <text:p>254598</text:p>
              </table:table-cell>
              <table:table-cell office:value-type="float" office:value="24784971">
                <text:p>24784971</text:p>
              </table:table-cell>
              <table:table-cell office:value-type="float" office:value="99346788">
                <text:p>99346788</text:p>
              </table:table-cell>
              <table:table-cell office:value-type="float" office:value="395308319">
                <text:p>395308319</text:p>
              </table:table-cell>
            </table:table-row>
            <table:table-row>
              <table:table-cell office:value-type="string">
                <text:p>gnom_swap_bad</text:p>
                <draw:g>
                  <svg:desc>Sheet1.F17:Sheet1.F17</svg:desc>
                </draw:g>
              </table:table-cell>
              <table:table-cell office:value-type="float" office:value="4950">
                <text:p>4950</text:p>
                <draw:g>
                  <svg:desc>Sheet1.G17:Sheet1.K17</svg:desc>
                </draw:g>
              </table:table-cell>
              <table:table-cell office:value-type="float" office:value="499500">
                <text:p>499500</text:p>
              </table:table-cell>
              <table:table-cell office:value-type="float" office:value="49995000">
                <text:p>49995000</text:p>
              </table:table-cell>
              <table:table-cell office:value-type="float" office:value="199990000">
                <text:p>199990000</text:p>
              </table:table-cell>
              <table:table-cell office:value-type="float" office:value="799980000">
                <text:p>799980000</text:p>
              </table:table-cell>
            </table:table-row>
            <table:table-row>
              <table:table-cell office:value-type="string">
                <text:p>shake_swap_bad</text:p>
                <draw:g>
                  <svg:desc>Sheet1.F18:Sheet1.F18</svg:desc>
                </draw:g>
              </table:table-cell>
              <table:table-cell office:value-type="float" office:value="4950">
                <text:p>4950</text:p>
                <draw:g>
                  <svg:desc>Sheet1.G18:Sheet1.K18</svg:desc>
                </draw:g>
              </table:table-cell>
              <table:table-cell office:value-type="float" office:value="499500">
                <text:p>499500</text:p>
              </table:table-cell>
              <table:table-cell office:value-type="float" office:value="49995000">
                <text:p>49995000</text:p>
              </table:table-cell>
              <table:table-cell office:value-type="float" office:value="199990000">
                <text:p>199990000</text:p>
              </table:table-cell>
              <table:table-cell office:value-type="float" office:value="799980000">
                <text:p>799980000</text:p>
              </table:table-cell>
            </table:table-row>
            <table:table-row>
              <table:table-cell office:value-type="string">
                <text:p>gnom_swap_good</text:p>
                <draw:g>
                  <svg:desc>Sheet1.F20:Sheet1.F20</svg:desc>
                </draw:g>
              </table:table-cell>
              <table:table-cell office:value-type="float" office:value="0">
                <text:p>0</text:p>
                <draw:g>
                  <svg:desc>Sheet1.G20:Sheet1.K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hake_swap_good</text:p>
                <draw:g>
                  <svg:desc>Sheet1.F21:Sheet1.F21</svg:desc>
                </draw:g>
              </table:table-cell>
              <table:table-cell office:value-type="float" office:value="0">
                <text:p>0</text:p>
                <draw:g>
                  <svg:desc>Sheet1.G21:Sheet1.K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title svg:x="4.308cm" svg:y="0.315cm" chart:style-name="ch2">
          <text:p>Количество сработавших условий</text:p>
        </chart:title>
        <chart:legend chart:legend-position="end" svg:x="12.043cm" svg:y="3.118cm" style:legend-expansion="high" chart:style-name="ch3"/>
        <chart:plot-area chart:style-name="ch4" table:cell-range-address="Sheet1.F23:Sheet1.K25 Sheet1.F27:Sheet1.K28 Sheet1.F30:Sheet1.K31" chart:data-source-has-labels="both" svg:x="1.279cm" svg:y="1.222cm" svg:width="10.444cm" svg:height="6.675cm">
          <chart:coordinate-region svg:x="3.382cm" svg:y="1.395cm" svg:width="7.876cm" svg:height="5.908cm"/>
          <chart:axis chart:dimension="x" chart:name="primary-x" chart:style-name="ch5" chartooo:axis-type="auto">
            <chartooo:date-scale/>
            <chart:title svg:x="5.227cm" svg:y="8.077cm" chart:style-name="ch6">
              <text:p>Размер массива</text:p>
            </chart:title>
            <chart:categories table:cell-range-address="Sheet1.G23:Sheet1.K23"/>
          </chart:axis>
          <chart:axis chart:dimension="y" chart:name="primary-y" chart:style-name="ch5">
            <chart:title svg:x="0.451cm" svg:y="5.476cm" chart:style-name="ch7">
              <text:p>Количество</text:p>
            </chart:title>
            <chart:grid chart:style-name="ch8" chart:class="major"/>
          </chart:axis>
          <chart:series chart:style-name="ch9" chart:values-cell-range-address="Sheet1.G24:Sheet1.K24" chart:label-cell-address="Sheet1.F24:Sheet1.F24" chart:class="chart:line">
            <chart:data-point chart:repeated="5"/>
          </chart:series>
          <chart:series chart:style-name="ch10" chart:values-cell-range-address="Sheet1.G25:Sheet1.K25" chart:label-cell-address="Sheet1.F25:Sheet1.F25" chart:class="chart:line">
            <chart:data-point chart:repeated="5"/>
          </chart:series>
          <chart:series chart:style-name="ch11" chart:values-cell-range-address="Sheet1.G27:Sheet1.K27" chart:label-cell-address="Sheet1.F27:Sheet1.F27" chart:class="chart:line">
            <chart:data-point chart:repeated="5"/>
          </chart:series>
          <chart:series chart:style-name="ch12" chart:values-cell-range-address="Sheet1.G28:Sheet1.K28" chart:label-cell-address="Sheet1.F28:Sheet1.F28" chart:class="chart:line">
            <chart:data-point chart:repeated="5"/>
          </chart:series>
          <chart:series chart:style-name="ch13" chart:values-cell-range-address="Sheet1.G30:Sheet1.K30" chart:label-cell-address="Sheet1.F30:Sheet1.F30" chart:class="chart:line">
            <chart:data-point chart:repeated="5"/>
          </chart:series>
          <chart:series chart:style-name="ch14" chart:values-cell-range-address="Sheet1.G31:Sheet1.K31" chart:label-cell-address="Sheet1.F31:Sheet1.F3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G23:Sheet1.K23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40000">
                <text:p>40000</text:p>
              </table:table-cell>
            </table:table-row>
          </table:table-header-rows>
          <table:table-rows>
            <table:table-row>
              <table:table-cell office:value-type="string">
                <text:p>gnom_if_random</text:p>
                <draw:g>
                  <svg:desc>Sheet1.F24:Sheet1.F24</svg:desc>
                </draw:g>
              </table:table-cell>
              <table:table-cell office:value-type="float" office:value="5584">
                <text:p>5584</text:p>
                <draw:g>
                  <svg:desc>Sheet1.G24:Sheet1.K24</svg:desc>
                </draw:g>
              </table:table-cell>
              <table:table-cell office:value-type="float" office:value="520135">
                <text:p>520135</text:p>
              </table:table-cell>
              <table:table-cell office:value-type="float" office:value="50579824">
                <text:p>50579824</text:p>
              </table:table-cell>
              <table:table-cell office:value-type="float" office:value="202713882">
                <text:p>202713882</text:p>
              </table:table-cell>
              <table:table-cell office:value-type="float" office:value="806665168">
                <text:p>806665168</text:p>
              </table:table-cell>
            </table:table-row>
            <table:table-row>
              <table:table-cell office:value-type="string">
                <text:p>shake_if_random</text:p>
                <draw:g>
                  <svg:desc>Sheet1.F25:Sheet1.F25</svg:desc>
                </draw:g>
              </table:table-cell>
              <table:table-cell office:value-type="float" office:value="3620">
                <text:p>3620</text:p>
                <draw:g>
                  <svg:desc>Sheet1.G25:Sheet1.K25</svg:desc>
                </draw:g>
              </table:table-cell>
              <table:table-cell office:value-type="float" office:value="339785">
                <text:p>339785</text:p>
              </table:table-cell>
              <table:table-cell office:value-type="float" office:value="33268265">
                <text:p>33268265</text:p>
              </table:table-cell>
              <table:table-cell office:value-type="float" office:value="133490796">
                <text:p>133490796</text:p>
              </table:table-cell>
              <table:table-cell office:value-type="float" office:value="530600471">
                <text:p>530600471</text:p>
              </table:table-cell>
            </table:table-row>
            <table:table-row>
              <table:table-cell office:value-type="string">
                <text:p>gnom_if_bad</text:p>
                <draw:g>
                  <svg:desc>Sheet1.F27:Sheet1.F27</svg:desc>
                </draw:g>
              </table:table-cell>
              <table:table-cell office:value-type="float" office:value="9900">
                <text:p>9900</text:p>
                <draw:g>
                  <svg:desc>Sheet1.G27:Sheet1.K27</svg:desc>
                </draw:g>
              </table:table-cell>
              <table:table-cell office:value-type="float" office:value="999000">
                <text:p>999000</text:p>
              </table:table-cell>
              <table:table-cell office:value-type="float" office:value="99990000">
                <text:p>99990000</text:p>
              </table:table-cell>
              <table:table-cell office:value-type="float" office:value="399980000">
                <text:p>399980000</text:p>
              </table:table-cell>
              <table:table-cell office:value-type="float" office:value="1599960000">
                <text:p>1599960000</text:p>
              </table:table-cell>
            </table:table-row>
            <table:table-row>
              <table:table-cell office:value-type="string">
                <text:p>shake_if_bad</text:p>
                <draw:g>
                  <svg:desc>Sheet1.F28:Sheet1.F28</svg:desc>
                </draw:g>
              </table:table-cell>
              <table:table-cell office:value-type="float" office:value="4950">
                <text:p>4950</text:p>
                <draw:g>
                  <svg:desc>Sheet1.G28:Sheet1.K28</svg:desc>
                </draw:g>
              </table:table-cell>
              <table:table-cell office:value-type="float" office:value="499500">
                <text:p>499500</text:p>
              </table:table-cell>
              <table:table-cell office:value-type="float" office:value="49995000">
                <text:p>49995000</text:p>
              </table:table-cell>
              <table:table-cell office:value-type="float" office:value="199990000">
                <text:p>199990000</text:p>
              </table:table-cell>
              <table:table-cell office:value-type="float" office:value="799980000">
                <text:p>799980000</text:p>
              </table:table-cell>
            </table:table-row>
            <table:table-row>
              <table:table-cell office:value-type="string">
                <text:p>gnom_if_good</text:p>
                <draw:g>
                  <svg:desc>Sheet1.F30:Sheet1.F30</svg:desc>
                </draw:g>
              </table:table-cell>
              <table:table-cell office:value-type="float" office:value="99">
                <text:p>99</text:p>
                <draw:g>
                  <svg:desc>Sheet1.G30:Sheet1.K30</svg:desc>
                </draw:g>
              </table:table-cell>
              <table:table-cell office:value-type="float" office:value="999">
                <text:p>999</text:p>
              </table:table-cell>
              <table:table-cell office:value-type="float" office:value="9999">
                <text:p>9999</text:p>
              </table:table-cell>
              <table:table-cell office:value-type="float" office:value="19999">
                <text:p>19999</text:p>
              </table:table-cell>
              <table:table-cell office:value-type="float" office:value="39999">
                <text:p>39999</text:p>
              </table:table-cell>
            </table:table-row>
            <table:table-row>
              <table:table-cell office:value-type="string">
                <text:p>shake_if_good</text:p>
                <draw:g>
                  <svg:desc>Sheet1.F31:Sheet1.F31</svg:desc>
                </draw:g>
              </table:table-cell>
              <table:table-cell office:value-type="float" office:value="198">
                <text:p>198</text:p>
                <draw:g>
                  <svg:desc>Sheet1.G31:Sheet1.K31</svg:desc>
                </draw:g>
              </table:table-cell>
              <table:table-cell office:value-type="float" office:value="1998">
                <text:p>1998</text:p>
              </table:table-cell>
              <table:table-cell office:value-type="float" office:value="19998">
                <text:p>19998</text:p>
              </table:table-cell>
              <table:table-cell office:value-type="float" office:value="39998">
                <text:p>39998</text:p>
              </table:table-cell>
              <table:table-cell office:value-type="float" office:value="79998">
                <text:p>799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